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3cm" fo:min-width="4.318cm"/>
      <style:paragraph-properties style:writing-mode="lr-tb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137cm" fo:min-width="1.103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48cm" fo:min-width="0.49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3.446cm" fo:min-width="12.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.225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8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432cm" fo:min-width="1.452cm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Fine_20_Dashed" svg:stroke-color="#0066b3" draw:marker-end="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66b3" draw:fill="none" draw:textarea-vertical-align="middle"/>
    </style:style>
    <style:style style:name="gr12" style:family="graphic" style:parent-style-name="objectwithoutfill">
      <style:graphic-properties svg:stroke-color="#72bf44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72bf44" draw:marker-end="" draw:fill="none" draw:textarea-vertical-align="middle"/>
    </style:style>
    <style:style style:name="gr15" style:family="graphic" style:parent-style-name="objectwithoutfill">
      <style:graphic-properties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color="#ccbe00" draw:marker-end="" draw:fill="none" draw:textarea-vertical-align="middle"/>
    </style:style>
    <style:style style:name="gr18" style:family="graphic" style:parent-style-name="objectwithoutfill">
      <style:graphic-properties svg:stroke-color="#ccbe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1.7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1cm" fo:min-width="1.661cm"/>
      <style:paragraph-properties style:writing-mode="lr-tb"/>
    </style:style>
    <style:style style:name="gr22" style:family="graphic" style:parent-style-name="objectwithoutfill">
      <style:graphic-properties svg:stroke-color="#666666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9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7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5cm"/>
      <style:paragraph-properties style:writing-mode="lr-tb"/>
    </style:style>
    <style:style style:name="gr27" style:family="graphic" style:parent-style-name="objectwithoutfill">
      <style:graphic-properties svg:stroke-color="#666666" draw:fill="none" draw:textarea-vertical-align="middle"/>
      <style:paragraph-properties style:writing-mode="lr-tb"/>
    </style:style>
    <style:style style:name="gr28" style:family="graphic" style:parent-style-name="objectwithoutfill">
      <style:graphic-properties svg:stroke-width="0.106cm" svg:stroke-color="#666666" draw:marker-start-width="0.359cm" draw:marker-end-width="0.359cm" draw:fill="none" draw:textarea-vertical-align="top" fo:padding-top="0.178cm" fo:padding-bottom="0.178cm" fo:padding-left="0.303cm" fo:padding-right="0.303cm"/>
      <style:paragraph-properties style:writing-mode="lr-tb"/>
    </style:style>
    <style:style style:name="gr29" style:family="graphic" style:parent-style-name="objectwithoutfill">
      <style:graphic-properties svg:stroke-color="#72bf44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stroke="dash" draw:stroke-dash="Ultrafine_20_Dashed" svg:stroke-color="#0066b3" draw:fill="none" draw:textarea-vertical-align="middle"/>
      <style:paragraph-properties style:writing-mode="lr-tb"/>
    </style:style>
    <style:style style:name="gr31" style:family="graphic" style:parent-style-name="objectwithoutfill">
      <style:graphic-properties svg:stroke-color="#ccbe00" draw:fill="none" draw:textarea-vertical-align="middl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5.94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color="#666666" fo:font-size="10pt" style:font-size-asian="10pt" style:font-size-complex="10pt"/>
    </style:style>
    <style:style style:name="P11" style:family="paragraph">
      <loext:graphic-properties draw:fill="none"/>
      <style:paragraph-properties fo:text-align="center" style:writing-mode="lr-tb"/>
      <style:text-properties fo:color="#000000"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  <style:text-properties fo:color="#72bf44"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color="#0066b3"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tillium Web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72bf44" fo:font-size="10pt" style:font-size-asian="10pt" style:font-size-complex="10pt"/>
    </style:style>
    <style:style style:name="T7" style:family="text">
      <style:text-properties fo:color="#0066b3" fo:font-size="10pt" style:font-size-asian="10pt" style:font-size-complex="10pt"/>
    </style:style>
    <style:style style:name="T8" style:family="text">
      <style:text-properties style:font-name="Titillium We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5cm" svg:x="15.44cm" svg:y="3.6cm">
          <text:p text:style-name="P1"><text:span text:style-name="T1">Laptop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5cm" svg:x="3.6cm" svg:y="6.06cm">
          <text:p text:style-name="P1"><text:span text:style-name="T1">Switch</text:span></text:p>
          <text:p text:style-name="P1"><text:span text:style-name="T1">pedal (6x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5cm" svg:x="6.688cm" svg:y="6.06cm">
          <text:p text:style-name="P1"><text:span text:style-name="T1">Pedal to</text:span></text:p>
          <text:p text:style-name="P1"><text:span text:style-name="T1">MIDI (6x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18cm" svg:height="2.78cm" svg:x="5.18cm" svg:y="11.66cm">
          <text:p text:style-name="P1"><text:span text:style-name="T1">Laptop</text:span></text:p>
          <text:p text:style-name="P1"><text:span text:style-name="T1">FO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5cm" svg:x="3.64cm" svg:y="4.16cm">
          <text:p text:style-name="P1"><text:span text:style-name="T1">Wii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03cm" svg:height="2.387cm" svg:x="1.237cm" svg:y="5.86cm">
          <draw:text-box>
            <text:p><text:span text:style-name="T2">Violin</text:span></text:p>
            <text:p><text:span text:style-name="T2">Viola</text:span></text:p>
            <text:p><text:span text:style-name="T2">Cello</text:span></text:p>
            <text:p><text:span text:style-name="T2">Sax</text:span></text:p>
            <text:p><text:span text:style-name="T2">Oboe</text:span></text:p>
            <text:p><text:span text:style-name="T2">Clarinet</text:span></text:p>
          </draw:text-box>
        </draw:frame>
        <draw:custom-shape draw:style-name="gr1" draw:text-style-name="P1" draw:layer="layout" svg:width="2.6cm" svg:height="1.5cm" svg:x="3.66cm" svg:y="2.26cm">
          <text:p text:style-name="P1"><text:span text:style-name="T1">MIDI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1.524cm" svg:height="1.524cm" svg:x="22.36cm" svg:y="2.86cm">
            <text:p text:style-name="P1"><text:span text:style-name="T1">Mics</text:span></text:p>
            <text:p text:style-name="P1"><text:span text:style-name="T1">(12x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524cm" svg:height="0.203cm" svg:x="22.36cm" svg:y="4.33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3.06cm" svg:height="3.696cm" svg:x="14.44cm" svg:y="11.66cm">
          <text:p text:style-name="P1"><text:span text:style-name="T1">Mixing </text:span></text:p>
          <text:p text:style-name="P1"><text:span text:style-name="T1">Desk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725cm" svg:height="3.099cm" svg:x="24.201cm" svg:y="2.754cm">
          <draw:text-box>
            <text:p><text:span text:style-name="T2">Violin</text:span></text:p>
            <text:p><text:span text:style-name="T2">Viola</text:span></text:p>
            <text:p><text:span text:style-name="T2">Cello</text:span></text:p>
            <text:p><text:span text:style-name="T2">Percussion (4x)</text:span></text:p>
            <text:p><text:span text:style-name="T2">Piano (2x)</text:span></text:p>
            <text:p><text:span text:style-name="T2">Sax</text:span></text:p>
            <text:p><text:span text:style-name="T2">Oboe</text:span></text:p>
            <text:p><text:span text:style-name="T2">Clarinet</text:span></text:p>
          </draw:text-box>
        </draw:frame>
        <draw:g>
          <draw:custom-shape draw:style-name="gr8" draw:text-style-name="P5" draw:layer="layout" svg:width="0.254cm" svg:height="0.508cm" svg:x="14.34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15.356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15.9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16.916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17.461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18.477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19.021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0.037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20.581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1.597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22.141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3.157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23.702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4.718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25.262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6.278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0.254cm" svg:height="0.508cm" svg:x="26.74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032cm" svg:height="0.762cm" draw:transform="rotate (-1.5707963267949) translate (27.756cm 16.729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8167.084870848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0" draw:text-style-name="P5" draw:layer="layout" svg:x1="6.28cm" svg:y1="2.98cm" svg:x2="11.84cm" svg:y2="2.98cm">
          <text:p/>
        </draw:line>
        <draw:line draw:style-name="gr10" draw:text-style-name="P5" draw:layer="layout" svg:x1="11.84cm" svg:y1="2.98cm" svg:x2="11.84cm" svg:y2="3.94cm">
          <text:p/>
        </draw:line>
        <draw:line draw:style-name="gr11" draw:text-style-name="P5" draw:layer="layout" svg:x1="11.84cm" svg:y1="3.94cm" svg:x2="15.44cm" svg:y2="3.94cm">
          <text:p/>
        </draw:line>
        <draw:line draw:style-name="gr12" draw:text-style-name="P5" draw:layer="layout" svg:x1="6.24cm" svg:y1="4.4cm" svg:x2="15.44cm" svg:y2="4.42cm">
          <text:p/>
        </draw:line>
        <draw:line draw:style-name="gr13" draw:text-style-name="P5" draw:layer="layout" svg:x1="6.2cm" svg:y1="6.72cm" svg:x2="6.68cm" svg:y2="6.72cm">
          <text:p/>
        </draw:line>
        <draw:line draw:style-name="gr14" draw:text-style-name="P5" draw:layer="layout" svg:x1="9.3cm" svg:y1="6.72cm" svg:x2="13.78cm" svg:y2="6.72cm">
          <text:p/>
        </draw:line>
        <draw:line draw:style-name="gr14" draw:text-style-name="P5" draw:layer="layout" svg:x1="13.78cm" svg:y1="6.72cm" svg:x2="13.78cm" svg:y2="4.72cm">
          <text:p/>
        </draw:line>
        <draw:line draw:style-name="gr12" draw:text-style-name="P5" draw:layer="layout" svg:x1="13.78cm" svg:y1="4.72cm" svg:x2="15.44cm" svg:y2="4.72cm">
          <text:p/>
        </draw:line>
        <draw:line draw:style-name="gr15" draw:text-style-name="P5" draw:layer="layout" svg:x1="23.1cm" svg:y1="4.54cm" svg:x2="23.1cm" svg:y2="11.66cm">
          <text:p/>
        </draw:line>
        <draw:line draw:style-name="gr16" draw:text-style-name="P5" draw:layer="layout" svg:x1="14.44cm" svg:y1="12.28cm" svg:x2="10cm" svg:y2="12.28cm">
          <text:p/>
        </draw:line>
        <draw:line draw:style-name="gr16" draw:text-style-name="P5" draw:layer="layout" svg:x1="10cm" svg:y1="13.68cm" svg:x2="14.44cm" svg:y2="13.68cm">
          <text:p/>
        </draw:line>
        <draw:line draw:style-name="gr17" draw:text-style-name="P5" draw:layer="layout" svg:x1="16.6cm" svg:y1="5.1cm" svg:x2="16.6cm" svg:y2="10.5cm">
          <text:p/>
        </draw:line>
        <draw:line draw:style-name="gr17" draw:text-style-name="P5" draw:layer="layout" svg:x1="16.62cm" svg:y1="10.5cm" svg:x2="7.58cm" svg:y2="10.5cm">
          <text:p/>
        </draw:line>
        <draw:line draw:style-name="gr18" draw:text-style-name="P5" draw:layer="layout" svg:x1="7.58cm" svg:y1="10.5cm" svg:x2="7.58cm" svg:y2="11.66cm">
          <text:p/>
        </draw:line>
        <draw:frame draw:style-name="gr19" draw:text-style-name="P7" draw:layer="layout" svg:width="4.875cm" svg:height="1.039cm" svg:x="9.921cm" svg:y="11.159cm">
          <draw:text-box>
            <text:p><text:span text:style-name="T3">Each Instruments, direct out</text:span></text:p>
            <text:p><text:span text:style-name="T3">or Bus, 8 channels</text:span></text:p>
          </draw:text-box>
        </draw:frame>
        <draw:frame draw:style-name="gr20" draw:text-style-name="P7" draw:layer="layout" svg:width="2.242cm" svg:height="3.403cm" svg:x="9.922cm" svg:y="13.76cm">
          <draw:text-box>
            <text:p><text:span text:style-name="T3">Violin</text:span></text:p>
            <text:p><text:span text:style-name="T3">Viola</text:span></text:p>
            <text:p><text:span text:style-name="T3">Cello</text:span></text:p>
            <text:p><text:span text:style-name="T3">Percussion</text:span></text:p>
            <text:p><text:span text:style-name="T3">Piano</text:span></text:p>
            <text:p><text:span text:style-name="T3">Sax</text:span></text:p>
            <text:p><text:span text:style-name="T3">Oboe</text:span></text:p>
            <text:p><text:span text:style-name="T3">Clarinet</text:span></text:p>
          </draw:text-box>
        </draw:frame>
        <draw:frame draw:style-name="gr21" draw:text-style-name="P7" draw:layer="layout" svg:width="2.161cm" svg:height="2.591cm" svg:x="11.922cm" svg:y="13.761cm">
          <draw:text-box>
            <text:p><text:span text:style-name="T3">Each</text:span></text:p>
            <text:p><text:span text:style-name="T3">Instrument</text:span></text:p>
            <text:p><text:span text:style-name="T3"/></text:p>
          </draw:text-box>
        </draw:frame>
        <draw:line draw:style-name="gr22" draw:text-style-name="P5" draw:layer="layout" svg:x1="15.02cm" svg:y1="15.34cm" svg:x2="15.02cm" svg:y2="16.72cm">
          <text:p/>
        </draw:line>
        <draw:line draw:style-name="gr22" draw:text-style-name="P5" draw:layer="layout" svg:x1="16.595cm" svg:y1="15.34cm" svg:x2="16.595cm" svg:y2="16.72cm">
          <text:p/>
        </draw:line>
        <draw:line draw:style-name="gr22" draw:text-style-name="P5" draw:layer="layout" svg:x1="18.17cm" svg:y1="15.34cm" svg:x2="18.17cm" svg:y2="16.72cm">
          <text:p/>
        </draw:line>
        <draw:line draw:style-name="gr22" draw:text-style-name="P5" draw:layer="layout" svg:x1="19.745cm" svg:y1="15.34cm" svg:x2="19.745cm" svg:y2="16.72cm">
          <text:p/>
        </draw:line>
        <draw:line draw:style-name="gr22" draw:text-style-name="P5" draw:layer="layout" svg:x1="21.32cm" svg:y1="15.34cm" svg:x2="21.32cm" svg:y2="16.72cm">
          <text:p/>
        </draw:line>
        <draw:line draw:style-name="gr22" draw:text-style-name="P5" draw:layer="layout" svg:x1="22.895cm" svg:y1="15.34cm" svg:x2="22.895cm" svg:y2="16.72cm">
          <text:p/>
        </draw:line>
        <draw:line draw:style-name="gr22" draw:text-style-name="P5" draw:layer="layout" svg:x1="24.47cm" svg:y1="15.34cm" svg:x2="24.47cm" svg:y2="16.72cm">
          <text:p/>
        </draw:line>
        <draw:line draw:style-name="gr22" draw:text-style-name="P5" draw:layer="layout" svg:x1="26.045cm" svg:y1="15.34cm" svg:x2="26.045cm" svg:y2="16.72cm">
          <text:p/>
        </draw:line>
        <draw:line draw:style-name="gr22" draw:text-style-name="P5" draw:layer="layout" svg:x1="27.42cm" svg:y1="15.34cm" svg:x2="27.42cm" svg:y2="16.72cm">
          <text:p/>
        </draw:line>
        <draw:frame draw:style-name="gr23" draw:text-style-name="P9" draw:layer="layout" svg:width="1.81cm" svg:height="1.039cm" svg:x="13.919cm" svg:y="18.76cm">
          <draw:text-box>
            <text:p text:style-name="P8"><text:span text:style-name="T3">Strings</text:span></text:p>
            <text:p text:style-name="P8"><text:span text:style-name="T3">Speaker</text:span></text:p>
          </draw:text-box>
        </draw:frame>
        <draw:frame draw:style-name="gr24" draw:text-style-name="P9" draw:layer="layout" svg:width="1.594cm" svg:height="1.039cm" svg:x="15.633cm" svg:y="18.761cm">
          <draw:text-box>
            <text:p text:style-name="P8"><text:span text:style-name="T3">Strings</text:span></text:p>
            <text:p text:style-name="P8"><text:span text:style-name="T3">Exciter</text:span></text:p>
          </draw:text-box>
        </draw:frame>
        <draw:frame draw:style-name="gr23" draw:text-style-name="P9" draw:layer="layout" svg:width="1.81cm" svg:height="1.039cm" svg:x="17.132cm" svg:y="18.762cm">
          <draw:text-box>
            <text:p text:style-name="P8"><text:span text:style-name="T3">Drums</text:span></text:p>
            <text:p text:style-name="P8"><text:span text:style-name="T3">Speaker</text:span></text:p>
          </draw:text-box>
        </draw:frame>
        <draw:frame draw:style-name="gr25" draw:text-style-name="P9" draw:layer="layout" svg:width="1.577cm" svg:height="1.039cm" svg:x="18.846cm" svg:y="18.849cm">
          <draw:text-box>
            <text:p text:style-name="P8"><text:span text:style-name="T3">Drums</text:span></text:p>
            <text:p text:style-name="P8"><text:span text:style-name="T3">Exciter</text:span></text:p>
          </draw:text-box>
        </draw:frame>
        <draw:frame draw:style-name="gr23" draw:text-style-name="P9" draw:layer="layout" svg:width="1.81cm" svg:height="1.039cm" svg:x="20.327cm" svg:y="18.764cm">
          <draw:text-box>
            <text:p text:style-name="P8"><text:span text:style-name="T3">Piano</text:span></text:p>
            <text:p text:style-name="P8"><text:span text:style-name="T3">Speaker</text:span></text:p>
          </draw:text-box>
        </draw:frame>
        <draw:frame draw:style-name="gr25" draw:text-style-name="P9" draw:layer="layout" svg:width="1.577cm" svg:height="1.039cm" svg:x="22.041cm" svg:y="18.765cm">
          <draw:text-box>
            <text:p text:style-name="P8"><text:span text:style-name="T3">Piano</text:span></text:p>
            <text:p text:style-name="P8"><text:span text:style-name="T3">Exciter</text:span></text:p>
          </draw:text-box>
        </draw:frame>
        <draw:frame draw:style-name="gr23" draw:text-style-name="P9" draw:layer="layout" svg:width="1.81cm" svg:height="1.039cm" svg:x="23.521cm" svg:y="18.766cm">
          <draw:text-box>
            <text:p text:style-name="P8"><text:span text:style-name="T3">Winds</text:span></text:p>
            <text:p text:style-name="P8"><text:span text:style-name="T3">Speaker</text:span></text:p>
          </draw:text-box>
        </draw:frame>
        <draw:frame draw:style-name="gr25" draw:text-style-name="P9" draw:layer="layout" svg:width="1.577cm" svg:height="1.039cm" svg:x="25.236cm" svg:y="18.767cm">
          <draw:text-box>
            <text:p text:style-name="P8"><text:span text:style-name="T3">Winds</text:span></text:p>
            <text:p text:style-name="P8"><text:span text:style-name="T3">Exciter</text:span></text:p>
          </draw:text-box>
        </draw:frame>
        <draw:frame draw:style-name="gr26" draw:text-style-name="P9" draw:layer="layout" svg:width="1.535cm" svg:height="1.039cm" svg:x="26.719cm" svg:y="18.768cm">
          <draw:text-box>
            <text:p text:style-name="P8"><text:span text:style-name="T3">Stereo</text:span></text:p>
            <text:p text:style-name="P8"><text:span text:style-name="T3">PA</text:span></text:p>
          </draw:text-box>
        </draw:frame>
        <draw:line draw:style-name="gr27" draw:text-style-name="P10" draw:layer="layout" svg:x1="1.38cm" svg:y1="17.5cm" svg:x2="4.18cm" svg:y2="17.5cm">
          <text:p text:style-name="P8"><text:span text:style-name="T4">Audio</text:span></text:p>
        </draw:line>
        <draw:line draw:style-name="gr28" draw:text-style-name="P11" draw:layer="layout" svg:x1="1.38cm" svg:y1="18.1cm" svg:x2="4.2cm" svg:y2="18.1cm">
          <text:p text:style-name="P8"><text:span text:style-name="T5">Audio Multiple</text:span></text:p>
        </draw:line>
        <draw:line draw:style-name="gr29" draw:text-style-name="P12" draw:layer="layout" svg:x1="1.38cm" svg:y1="16.9cm" svg:x2="4.18cm" svg:y2="16.9cm">
          <text:p text:style-name="P8"><text:span text:style-name="T6">MIDI</text:span></text:p>
        </draw:line>
        <draw:line draw:style-name="gr30" draw:text-style-name="P13" draw:layer="layout" svg:x1="1.38cm" svg:y1="16.3cm" svg:x2="4.2cm" svg:y2="16.3cm">
          <text:p text:style-name="P8"><text:span text:style-name="T7">Bluetooth</text:span></text:p>
        </draw:line>
        <draw:line draw:style-name="gr31" draw:text-style-name="P12" draw:layer="layout" svg:x1="1.38cm" svg:y1="15.702cm" svg:x2="4.18cm" svg:y2="15.702cm">
          <text:p text:style-name="P8"><text:span text:style-name="T6">Network</text:span></text:p>
        </draw:line>
        <draw:frame draw:style-name="gr32" draw:text-style-name="P14" draw:layer="layout" svg:width="6.441cm" svg:height="2.183cm" svg:x="11.445cm" svg:y="0.6cm">
          <draw:text-box>
            <text:p text:style-name="P8"><text:span text:style-name="T8">O <text:s/>M <text:s/>S <text:s/>L <text:s/>O</text:span></text:p>
            <text:p text:style-name="P8"><text:span text:style-name="T8">Sarah Nemtsov - NUN</text:span></text:p>
          </draw:text-box>
        </draw:frame>
        <draw:frame draw:style-name="gr33" draw:text-style-name="P15" draw:layer="layout" svg:width="3.669cm" svg:height="0.962cm" svg:x="1cm" svg:y="19.046cm">
          <draw:text-box>
            <text:p>21.10.2019</text:p>
          </draw:text-box>
        </draw:frame>
        <draw:g>
          <draw:custom-shape draw:style-name="gr4" draw:text-style-name="P3" draw:layer="layout" svg:width="1.524cm" svg:height="1.524cm" svg:x="25.361cm" svg:y="8.34cm">
            <text:p text:style-name="P1"><text:span text:style-name="T1">Tran</text:span></text:p>
            <text:p text:style-name="P1"><text:span text:style-name="T1">sducer</text:span></text:p>
            <text:p text:style-name="P1"><text:span text:style-name="T1">(x4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524cm" svg:height="0.203cm" svg:x="25.361cm" svg:y="9.813cm">
            <text:p/>
            <draw:enhanced-geometry svg:viewBox="0 0 21600 21600" draw:type="rectangle" draw:enhanced-path="M 0 0 L 21600 0 21600 21600 0 21600 0 0 Z N"/>
          </draw:custom-shape>
        </draw:g>
        <draw:line draw:style-name="gr34" draw:text-style-name="P5" draw:layer="layout" svg:x1="26.18cm" svg:y1="11.66cm" svg:x2="26.18cm" svg:y2="1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Symmetric_20_Arrow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1T09:57:50.802480000</meta:creation-date>
    <dc:date>2020-04-06T21:43:31.283411000</dc:date>
    <meta:editing-duration>PT3H53M32S</meta:editing-duration>
    <meta:editing-cycles>7</meta:editing-cycles>
    <meta:generator>LibreOffice/6.4.2.2$MacOSX_X86_64 LibreOffice_project/4e471d8c02c9c90f512f7f9ead8875b57fcb1ec3</meta:generator>
    <meta:document-statistic meta:object-count="85"/>
  </office:meta>
</office:document-meta>
</file>